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color="#000000" loext:opacity="100%" officeooo:rsid="00113f19" officeooo:paragraph-rsid="00113f19" fo:background-color="transparent"/>
    </style:style>
    <style:style style:name="P2" style:family="paragraph" style:parent-style-name="Standard">
      <style:text-properties fo:color="#000000" loext:opacity="100%" officeooo:paragraph-rsid="00113f19" fo:background-color="transparent"/>
    </style:style>
    <style:style style:name="P3" style:family="paragraph" style:parent-style-name="Standard">
      <style:text-properties fo:color="#000000" loext:opacity="100%" officeooo:rsid="001264e3" officeooo:paragraph-rsid="001264e3" fo:background-color="transparent"/>
    </style:style>
    <style:style style:name="P4" style:family="paragraph" style:parent-style-name="Standard">
      <style:text-properties fo:color="#000000" loext:opacity="100%" officeooo:rsid="001505e6" officeooo:paragraph-rsid="001505e6" fo:background-color="transparent"/>
    </style:style>
    <style:style style:name="P5" style:family="paragraph" style:parent-style-name="Heading_20_1">
      <style:text-properties officeooo:rsid="00113f19" officeooo:paragraph-rsid="00113f19"/>
    </style:style>
    <style:style style:name="T1" style:family="text">
      <style:text-properties fo:color="#000000" loext:opacity="100%" fo:background-color="transparent" loext:char-shading-value="0"/>
    </style:style>
    <style:style style:name="T2" style:family="text">
      <style:text-properties fo:color="#000000" loext:opacity="100%" style:font-name="Liberation Serif" fo:font-size="24pt" fo:font-weight="bold" officeooo:rsid="001264e3" fo:background-color="transparent" loext:char-shading-value="0" style:font-name-asian="Noto Sans CJK SC" style:font-size-asian="24pt" style:font-weight-asian="bold" style:font-name-complex="Lohit Devanagari" style:font-size-complex="24pt" style:font-weight-complex="bold"/>
    </style:style>
    <style:style style:name="T3" style:family="text">
      <style:text-properties officeooo:rsid="001264e3"/>
    </style:style>
    <style:style style:name="T4" style:family="text">
      <style:text-properties officeooo:rsid="00141ab1"/>
    </style:style>
    <style:style style:name="T5" style:family="text">
      <style:text-properties officeooo:rsid="001505e6"/>
    </style:style>
    <style:style style:name="T6" style:family="text">
      <style:text-properties officeooo:rsid="00166b91"/>
    </style:style>
    <style:style style:name="T7" style:family="text">
      <style:text-properties officeooo:rsid="001754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2">Video Animation</text:span><text:span text:style-name="T1"> (update #</text:span><text:span text:style-name="T2">2</text:span><text:span text:style-name="T1">)</text:span></text:h>
      <text:p text:style-name="P1"/>
      <text:p text:style-name="P1">Publish Date: <text:span text:style-name="T3">11</text:span>/<text:span text:style-name="T3">18</text:span>/20<text:span text:style-name="T3">21</text:span></text:p>
      <text:p text:style-name="P1"/>
      <text:p text:style-name="P2"/>
      <text:p text:style-name="P3">Over the past week, I went back and finished up my Video Animation that I started in school. Using Adobe After Effects, I put together all the digital images I had made during school and finished up all the scenes I had planned. Most of the process was straight-forward, I found, I had very few instances where I had to learn something <text:span text:style-name="T7">new</text:span> to continue.<text:line-break/><text:line-break/>Some of the interesting points during development included:</text:p>
      <text:p text:style-name="P3"/>
      <text:p text:style-name="P3">- Adding the looping flame effect. I ended up using two duplicated layers, that were offset, and looping them back to the beginning when they reached the edge. <text:span text:style-name="T4">I also had to draw an image for the flames, which I scanned and traced over in GIMP.</text:span></text:p>
      <text:p text:style-name="P3">- Generally, <text:span text:style-name="T5">just </text:span>how long it can take to make an animation, even when you know what you’re doing, <text:span text:style-name="T4">have everything planned out, and have all of your images already done</text:span>.</text:p>
      <text:p text:style-name="P3">- <text:span text:style-name="T4">There is a lot of math involved if you want things to be smooth. It’s all basic math, but it is frequent. Math like counting frames, counting pixels, figuring out relative scaling, and just planning around how long you want things to last in frames.</text:span></text:p>
      <text:p text:style-name="P3"/>
      <text:p text:style-name="P4">I enjoyed working on this animation. I’d like to make something more complex in the future, with actual frame-based animation (like a walk cycle – drawing multiple frames), instead of just mostly changing the position of a single animation. It would be best, though, to get more experienced drawing directly digitally rather than drawing by hand, then scanning, then tracing, as this takes pretty long and would really add up if I have to do a lot of frames for a short animation. Otherwise, Adobe After Effects itself is nice to use. It’s an effective program overall. I just am not in love with the Adobe pricing model and would rather <text:span text:style-name="T6">just </text:span>use an open source tool. Blender has some 2D animation tools and I would be looking toward that next for any animation I’d like 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16:24.808953198</meta:creation-date>
    <meta:generator>LibreOffice/7.2.2.2$Linux_X86_64 LibreOffice_project/20$Build-2</meta:generator>
    <dc:date>2021-11-19T19:00:25.274903831</dc:date>
    <meta:editing-duration>PT3H54M7S</meta:editing-duration>
    <meta:editing-cycles>6</meta:editing-cycles>
    <meta:document-statistic meta:table-count="0" meta:image-count="0" meta:object-count="0" meta:page-count="1" meta:paragraph-count="7" meta:word-count="340" meta:character-count="1905" meta:non-whitespace-character-count="1570"/>
  </office:meta>
</office:document-meta>
</file>